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7cm" style:rel-column-width="7001*"/>
    </style:style>
    <style:style style:name="Tabelle1.B" style:family="table-column">
      <style:table-column-properties style:column-width="5.976cm" style:rel-column-width="22527*"/>
    </style:style>
    <style:style style:name="Tabelle1.C" style:family="table-column">
      <style:table-column-properties style:column-width="1.404cm" style:rel-column-width="5292*"/>
    </style:style>
    <style:style style:name="Tabelle1.D" style:family="table-column">
      <style:table-column-properties style:column-width="1.358cm" style:rel-column-width="5119*"/>
    </style:style>
    <style:style style:name="Tabelle1.E" style:family="table-column">
      <style:table-column-properties style:column-width="2.21cm" style:rel-column-width="8331*"/>
    </style:style>
    <style:style style:name="Tabelle1.F" style:family="table-column">
      <style:table-column-properties style:column-width="2.646cm" style:rel-column-width="9973*"/>
    </style:style>
    <style:style style:name="Tabelle1.G" style:family="table-column">
      <style:table-column-properties style:column-width="1.935cm" style:rel-column-width="7292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2d617a" officeooo:paragraph-rsid="002d617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1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ba877" style:font-size-asian="10pt" style:font-weight-asian="bold" style:font-size-complex="10pt" style:font-weight-complex="bold"/>
    </style:style>
    <style:style style:name="P1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a877" style:font-size-asian="10pt" style:font-size-complex="10pt"/>
    </style:style>
    <style:style style:name="P13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4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3ac64" style:font-size-asian="10pt" style:font-size-complex="10pt"/>
    </style:style>
    <style:style style:name="P15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51127" officeooo:paragraph-rsid="00351127" style:font-size-asian="20pt" style:font-weight-asian="bold" style:font-size-complex="2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9e7d8" style:font-weight-asian="bold" style:font-weight-complex="bold"/>
    </style:style>
    <style:style style:name="T5" style:family="text">
      <style:text-properties style:font-name="Nimbus Sans L" officeooo:rsid="0019e7d8"/>
    </style:style>
    <style:style style:name="T6" style:family="text">
      <style:text-properties officeooo:rsid="0022dc6a"/>
    </style:style>
    <style:style style:name="T7" style:family="text">
      <style:text-properties officeooo:rsid="00165782"/>
    </style:style>
    <style:style style:name="T8" style:family="text">
      <style:text-properties officeooo:rsid="002d617a"/>
    </style:style>
    <style:style style:name="T9" style:family="text">
      <style:text-properties officeooo:rsid="0031e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9">Arktisstr. 1</text:p>
      <text:p text:style-name="P9">9999 <text:s/>Irgendwo<text:line-break/>Telefon<text:tab/>: <text:s/>099 999 99 99</text:p>
      <text:p text:style-name="P2"/>
      <text:p text:style-name="P24">Sammelliste</text:p>
      <text:p text:style-name="P2"/>
      <text:p text:style-name="P14"><text:span text:style-name="T8">Lieferscheinnummer: &lt;%donumber%&gt;</text:span><text:tab/><text:span text:style-name="T8">Lieferdatum: &lt;%transdate%&gt;<text:line-break/>&lt;%if invnumber%&gt;Rechnungsnummer: &lt;%invnumber%&gt;<text:tab/>Rechnungsdatum: &lt;%invdate%&gt;<text:line-break/>&lt;%end%&gt;&lt;%if ordnumber%&gt;Auftragsnummer: &lt;%ordnumber%&gt;<text:line-break/>&lt;%end%&gt;</text:span></text:p>
      <text:p text:style-name="P23">Rechnungsadresse<text:tab/><text:span text:style-name="T9">&lt;%if shiptoname%&gt;Lieferadresse&lt;%end%&gt;</text:span></text:p>
      <text:p text:style-name="P11"><text:span text:style-name="T1">&lt;%name%&gt;<text:tab/></text:span><text:span text:style-name="Source_20_Text"><text:span text:style-name="T5">&lt;%shiptoname%&gt;</text:span></text:span></text:p>
      <text:p text:style-name="P11"><text:span text:style-name="T1">&lt;%street%&gt;<text:tab/></text:span><text:span text:style-name="Source_20_Text"><text:span text:style-name="T5">&lt;%shiptostreet%&gt;</text:span></text:span></text:p>
      <text:p text:style-name="P12"><text:span text:style-name="T3">&lt;%if country%&gt;&lt;%country%&gt; - &lt;%end%&gt;</text:span><text:span text:style-name="T2">&lt;%zipcode%&gt; &lt;%city%&gt;<text:tab/></text:span><text:span text:style-name="T4">&lt;%if shiptocountry%&gt;&lt;%shiptocountry%&gt; - &lt;%end%&gt;&lt;%shiptozipcode%&gt; &lt;%shiptocity%&gt;</text:span><text:span text:style-name="T1"><text:line-break/></text:span></text:p>
      <text:p text:style-name="P13">&lt;%if cusordnumber%&gt;Bestellnummer: &lt;%cusordnumber%&gt;</text:p>
      <text:p text:style-name="P13">&lt;%end%&gt;<text:span text:style-name="T7">&lt;%if cp_name%&gt;AnsprechpartnerIn: &lt;%cp_givenname%&gt; &lt;%cp_name%&gt;&lt;%end%&gt;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6">Artikel-Nr</text:p>
            </table:table-cell>
            <table:table-cell table:style-name="Tabelle1.A1" office:value-type="string">
              <text:p text:style-name="P16">Beschreibung</text:p>
            </table:table-cell>
            <table:table-cell table:style-name="Tabelle1.A1" office:value-type="string">
              <text:p text:style-name="P17">Anzahl</text:p>
            </table:table-cell>
            <table:table-cell table:style-name="Tabelle1.A1" office:value-type="string">
              <text:p text:style-name="P17">Einheit</text:p>
            </table:table-cell>
            <table:table-cell table:style-name="Tabelle1.A1" office:value-type="string">
              <text:p text:style-name="P15"/>
            </table:table-cell>
            <table:table-cell table:style-name="Tabelle1.A1" office:value-type="string">
              <text:p text:style-name="P15"/>
            </table:table-cell>
            <table:table-cell table:style-name="Tabelle1.G1" office:value-type="string">
              <text:p text:style-name="P15"/>
            </table:table-cell>
          </table:table-row>
        </table:table-header-rows>
        <table:table-row>
          <table:table-cell table:style-name="Tabelle1.A2" office:value-type="string">
            <text:p text:style-name="P18">&lt;%foreachrow number%&gt;&lt;%number%&gt;</text:p>
          </table:table-cell>
          <table:table-cell table:style-name="Tabelle1.B2" office:value-type="string">
            <text:p text:style-name="P22">&lt;%description%&gt;</text:p>
          </table:table-cell>
          <table:table-cell table:style-name="Tabelle1.C2" office:value-type="string">
            <text:p text:style-name="P19">&lt;%qty%&gt;</text:p>
          </table:table-cell>
          <table:table-cell table:style-name="Tabelle1.D2" office:value-type="string">
            <text:p text:style-name="P19">&lt;%unit%&gt;</text:p>
          </table:table-cell>
          <table:table-cell table:style-name="Tabelle1.E2" office:value-type="string">
            <text:p text:style-name="P20"/>
          </table:table-cell>
          <table:table-cell table:style-name="Tabelle1.F2" office:value-type="string">
            <text:p text:style-name="P19"/>
          </table:table-cell>
          <table:table-cell table:style-name="Tabelle1.G2" office:value-type="string">
            <text:p text:style-name="P21">&lt;%end number%&gt;</text:p>
          </table:table-cell>
        </table:table-row>
      </table:table>
      <text:p text:style-name="P10"/>
      <text:p text:style-name="P8"/>
      <text:p text:style-name="P3">&lt;%if notes%&gt;&lt;%notes%&gt;&lt;%end if%&gt;</text:p>
      <text:p text:style-name="P3"/>
      <text:p text:style-name="P7">&lt;%if delivery_term%&gt;Lieferbedingungen: &lt;%delivery_term.description_long%&gt;&lt;%end%&gt;</text:p>
      <text:p text:style-name="P7"/>
      <text:p text:style-name="P4"><text:tab/>Vielen Dank für <text:span text:style-name="T6">den</text:span>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7:16:59.599999699</dc:date>
    <dc:language>de-DE</dc:language>
    <meta:editing-cycles>163</meta:editing-cycles>
    <meta:editing-duration>P1DT2H46M42S</meta:editing-duration>
    <meta:document-statistic meta:table-count="1" meta:image-count="1" meta:object-count="0" meta:page-count="1" meta:paragraph-count="25" meta:word-count="80" meta:character-count="973" meta:non-whitespace-character-count="90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